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3e718" officeooo:paragraph-rsid="0013e718"/>
    </style:style>
    <style:style style:name="P3" style:family="paragraph" style:parent-style-name="Text_20_body">
      <style:paragraph-properties fo:text-align="justify" style:justify-single-word="false"/>
      <style:text-properties officeooo:rsid="0013e718" officeooo:paragraph-rsid="0013e718"/>
    </style:style>
    <style:style style:name="P4" style:family="paragraph" style:parent-style-name="Subtitle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drigo Jiménez</text:p>
      <text:p text:style-name="Subtitle">Software Developer</text:p>
      <text:p text:style-name="Text_20_body"/>
      <text:p text:style-name="P4">Summary</text:p>
      <text:p text:style-name="P1">Full stack developer with more than 10 years of experience on the .Net Framework. My background includes object oriented programming, functional programming, design patterns, microservices, containers, virtualization, and networking.</text:p>
      <text:p text:style-name="P4"/>
      <text:p text:style-name="P4">Experience</text:p>
      <text:p text:style-name="P2">UL</text:p>
      <text:p text:style-name="P2">8 years 11 months</text:p>
      <text:p text:style-name="P2">.Net Software Developer</text:p>
      <text:p text:style-name="P2">September 2015 - Present</text:p>
      <text:p text:style-name="P2">Albany, New York Area</text:p>
      <text:p text:style-name="P3">Working on a Data Entry software for capturing and sharing chemical information at industry level. High use of Knockout JS framework, .Net MVC, data sharing via Web Services and XML transformation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07:36:28.821374946</meta:creation-date>
    <dc:date>2020-09-22T07:55:28.551783053</dc:date>
    <meta:editing-duration>PT8M48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82" meta:character-count="568" meta:non-whitespace-character-count="497"/>
  </office:meta>
</office:document-meta>
</file>